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CONSECRATION (1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EMIAH'S CONSECRATION (1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all (1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all (1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fficial call (1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original call (1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REMIAH'S CONSECRATION (1:1-19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call (1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concern (1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consolation (1:7-10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confirmation (1:11-19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confirmation (1:11-19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almond-tree branch (1:11-1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ot of boiling water (1:13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REMIAH'S CONSECRATION (1:1-19)<text:s text:c="1"/></text:span><text:span text:style-name="a503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call (1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concern (1: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is consolation (1:7-10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is confirmation (1:11-1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JEREMIAH 1-2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JEREMIAH'S CONSECRATION (1:1-19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JEREMIAH'S FIRST PROCLAMATION (2:1-37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JEREMIAH'S FIRST PROCLAMATION (2:1-37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parable (2:1-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perversions (2:4-13, 18-30, 33-37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perversions (2:4-13, 18-30, 33-37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The description of Israel's sin (2:4-13, 18-20, 23-30, 36-37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description of Israel's sin (2:4-13, 18-20, 23-30, 36-37)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Of idolatry (2:4-11, 20, 23-30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Of forsaking God (2:12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Of godless alliances (2:18-19, 36-3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perversions (2:4-13, 18-30, 33-37):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description of Israel's sin (2:4-13, 18-20, 23-30, 36-37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depths of Israel's sin (2:21-22, 33-3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JEREMIAH'S FIRST PROCLAMATION (2:1-37):<text:s text:c="1"/></text:span><text:span text:style-name="a597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arable (2:1-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erversions (2:4-13, 18-30, 33-37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unishment (2:14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pleading (2:31-3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REMIAH 1-2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JEREMIAH'S CONSECRATION (1:1-19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JEREMIAH'S FIRST PROCLAMATION (2:1-3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-2 </dc:title>
    <meta:initial-creator>David STRICKLAND</meta:initial-creator>
    <dc:creator>David STRICKLAND</dc:creator>
    <meta:creation-date>2020-02-22T19:28:17Z</meta:creation-date>
    <dc:date>2020-02-22T19:28:17Z</dc:date>
    <meta:template xlink:href="BibleStudy" xlink:type="simple"/>
    <meta:editing-cycles>1</meta:editing-cycles>
    <meta:editing-duration>PT0S</meta:editing-duration>
    <meta:document-statistic meta:paragraph-count="43" meta:word-count="302"/>
  </office:meta>
</office:document-meta>
</file>